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ADD</text:p>
          </table:table-cell>
          <table:table-cell table:formula="of:=[.B1]+[.B1]+[.B3]" office:value-type="float" office:value="197" calcext:value-type="float">
            <text:p>197</text:p>
          </table:table-cell>
          <table:table-cell table:formula="of:=QUOTIENT([.E1]*101;257)" office:value-type="float" office:value="77" calcext:value-type="float">
            <text:p>77</text:p>
          </table:table-cell>
          <table:table-cell office:value-type="string" calcext:value-type="string">
            <text:p>SECTION</text:p>
          </table:table-cell>
          <table:table-cell table:formula="of:=[.B19]+[.B5]+[.B3]+[.B20]+[.B9]+[.B15]+[.B14]" office:value-type="float" office:value="533" calcext:value-type="float">
            <text:p>533</text:p>
          </table:table-cell>
          <table:table-cell table:formula="of:= QUOTIENT([.H1]*101;257)" office:value-type="float" office:value="209" calcext:value-type="float">
            <text:p>209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SUB</text:p>
          </table:table-cell>
          <table:table-cell table:formula="of:=[.B19]+[.B21]+[.B2]" office:value-type="float" office:value="234" calcext:value-type="float">
            <text:p>234</text:p>
          </table:table-cell>
          <table:table-cell table:formula="of:=QUOTIENT([.E2]*101;257)" office:value-type="float" office:value="91" calcext:value-type="float">
            <text:p>91</text:p>
          </table:table-cell>
          <table:table-cell office:value-type="string" calcext:value-type="string">
            <text:p>SPACE</text:p>
          </table:table-cell>
          <table:table-cell table:formula="of:=[.B19]+[.B16]+[.B1]+[.B3]+[.B5]" office:value-type="float" office:value="364" calcext:value-type="float">
            <text:p>364</text:p>
          </table:table-cell>
          <table:table-cell table:formula="of:= QUOTIENT([.H2]*101;257)"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67" calcext:value-type="float">
            <text:p>67</text:p>
          </table:table-cell>
          <table:table-cell/>
          <table:table-cell office:value-type="string" calcext:value-type="string">
            <text:p>MULT</text:p>
          </table:table-cell>
          <table:table-cell table:formula="of:=[.B13]+[.B21]+[.B12]+[.B20]" office:value-type="float" office:value="322" calcext:value-type="float">
            <text:p>322</text:p>
          </table:table-cell>
          <table:table-cell table:formula="of:=QUOTIENT([.E3]*101;257)" office:value-type="float" office:value="126" calcext:value-type="float">
            <text:p>126</text:p>
          </table:table-cell>
          <table:table-cell office:value-type="string" calcext:value-type="string">
            <text:p>CONST</text:p>
          </table:table-cell>
          <table:table-cell table:formula="of:=[.B3]+[.B15]+[.B14]+[.B19]+[.B20]" office:value-type="float" office:value="391" calcext:value-type="float">
            <text:p>391</text:p>
          </table:table-cell>
          <table:table-cell table:formula="of:= QUOTIENT([.H3]*101;257)"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68" calcext:value-type="float">
            <text:p>68</text:p>
          </table:table-cell>
          <table:table-cell/>
          <table:table-cell office:value-type="string" calcext:value-type="string">
            <text:p>DIV</text:p>
          </table:table-cell>
          <table:table-cell table:formula="of:=[.B4]+[.B9]+[.B22]" office:value-type="float" office:value="227" calcext:value-type="float">
            <text:p>227</text:p>
          </table:table-cell>
          <table:table-cell table:formula="of:=QUOTIENT([.E4]*101;257)" office:value-type="float" office:value="89" calcext:value-type="float">
            <text:p>89</text:p>
          </table:table-cell>
          <table:table-cell office:value-type="string" calcext:value-type="string">
            <text:p>PUBLIC</text:p>
          </table:table-cell>
          <table:table-cell table:formula="of:=[.B16]+[.B21]+[.B2]+[.B12]+[.B9]+[.B3]" office:value-type="float" office:value="447" calcext:value-type="float">
            <text:p>447</text:p>
          </table:table-cell>
          <table:table-cell table:formula="of:= QUOTIENT([.H4]*101;257)"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JMP</text:p>
          </table:table-cell>
          <table:table-cell table:formula="of:=[.B10]+[.B21]+[.B13]+[.B16]" office:value-type="float" office:value="316" calcext:value-type="float">
            <text:p>316</text:p>
          </table:table-cell>
          <table:table-cell table:formula="of:=QUOTIENT([.E5]*101;257)" office:value-type="float" office:value="124" calcext:value-type="float">
            <text:p>124</text:p>
          </table:table-cell>
          <table:table-cell office:value-type="string" calcext:value-type="string">
            <text:p>EQU</text:p>
          </table:table-cell>
          <table:table-cell table:formula="of:=[.B5]+[.B17]+[.B21]" office:value-type="float" office:value="235" calcext:value-type="float">
            <text:p>235</text:p>
          </table:table-cell>
          <table:table-cell table:formula="of:= QUOTIENT([.H5]*101;257)"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JMPN</text:p>
          </table:table-cell>
          <table:table-cell table:formula="of:=[.B10]+[.B21]+[.B13]+[.B16]+[.B14]" office:value-type="float" office:value="394" calcext:value-type="float">
            <text:p>394</text:p>
          </table:table-cell>
          <table:table-cell table:formula="of:=QUOTIENT([.E6]*101;257)" office:value-type="float" office:value="154" calcext:value-type="float">
            <text:p>154</text:p>
          </table:table-cell>
          <table:table-cell office:value-type="string" calcext:value-type="string">
            <text:p>IF</text:p>
          </table:table-cell>
          <table:table-cell table:formula="of:=[.B9]+[.B6]" office:value-type="float" office:value="143" calcext:value-type="float">
            <text:p>143</text:p>
          </table:table-cell>
          <table:table-cell table:formula="of:= QUOTIENT([.H6]*101;257)"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71" calcext:value-type="float">
            <text:p>71</text:p>
          </table:table-cell>
          <table:table-cell/>
          <table:table-cell office:value-type="string" calcext:value-type="string">
            <text:p>JMPP</text:p>
          </table:table-cell>
          <table:table-cell table:formula="of:= [.B10]+[.B21]+[.B13]+[.B16]+[.B16]" office:value-type="float" office:value="396" calcext:value-type="float">
            <text:p>396</text:p>
          </table:table-cell>
          <table:table-cell table:formula="of:=QUOTIENT([.E7]*101;257)" office:value-type="float" office:value="155" calcext:value-type="float">
            <text:p>155</text:p>
          </table:table-cell>
          <table:table-cell office:value-type="string" calcext:value-type="string">
            <text:p>EXTERN</text:p>
          </table:table-cell>
          <table:table-cell table:formula="of:=[.B5]+[.B24]+[.B20]+[.B5]+[.B18]+[.B14]" office:value-type="float" office:value="470" calcext:value-type="float">
            <text:p>470</text:p>
          </table:table-cell>
          <table:table-cell table:formula="of:= QUOTIENT([.H7]*101;257)"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JMPZ</text:p>
          </table:table-cell>
          <table:table-cell table:formula="of:=[.B10]+[.B21]+[.B13]+[.B16]+[.B26]" office:value-type="float" office:value="406" calcext:value-type="float">
            <text:p>406</text:p>
          </table:table-cell>
          <table:table-cell table:formula="of:=QUOTIENT([.E8]*101;257)" office:value-type="float" office:value="159" calcext:value-type="float">
            <text:p>159</text:p>
          </table:table-cell>
          <table:table-cell office:value-type="string" calcext:value-type="string">
            <text:p>BEGIN</text:p>
          </table:table-cell>
          <table:table-cell table:formula="of:=[.B2]+[.B5]+[.B7]+[.B9]+[.B14]" office:value-type="float" office:value="357" calcext:value-type="float">
            <text:p>357</text:p>
          </table:table-cell>
          <table:table-cell table:formula="of:= QUOTIENT([.H8]*101;257)"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COPY</text:p>
          </table:table-cell>
          <table:table-cell table:formula="of:=[.B3]+[.B15]+[.B16]+[.B25]" office:value-type="float" office:value="315" calcext:value-type="float">
            <text:p>315</text:p>
          </table:table-cell>
          <table:table-cell table:formula="of:=QUOTIENT([.E9]*101;257)" office:value-type="float" office:value="123" calcext:value-type="float">
            <text:p>123</text:p>
          </table:table-cell>
          <table:table-cell office:value-type="string" calcext:value-type="string">
            <text:p>END</text:p>
          </table:table-cell>
          <table:table-cell table:formula="of:=[.B5]+[.B14]+[.B4]" office:value-type="float" office:value="215" calcext:value-type="float">
            <text:p>215</text:p>
          </table:table-cell>
          <table:table-cell table:formula="of:= QUOTIENT([.H9]*101;257)"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74" calcext:value-type="float">
            <text:p>74</text:p>
          </table:table-cell>
          <table:table-cell/>
          <table:table-cell office:value-type="string" calcext:value-type="string">
            <text:p>LOAD</text:p>
          </table:table-cell>
          <table:table-cell table:formula="of:=[.B12]+[.B15]+[.B1]+[.B4]" office:value-type="float" office:value="288" calcext:value-type="float">
            <text:p>288</text:p>
          </table:table-cell>
          <table:table-cell table:formula="of:=QUOTIENT([.E10]*101;257)" office:value-type="float" office:value="113" calcext:value-type="float">
            <text:p>1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STORE</text:p>
          </table:table-cell>
          <table:table-cell table:formula="of:=[.B19]+[.B20]+[.B15]+[.B18]+[.B5]" office:value-type="float" office:value="397" calcext:value-type="float">
            <text:p>397</text:p>
          </table:table-cell>
          <table:table-cell table:formula="of:=QUOTIENT([.E11]*101;257)" office:value-type="float" office:value="156" calcext:value-type="float">
            <text:p>1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INPUT</text:p>
          </table:table-cell>
          <table:table-cell table:formula="of:=[.B9]+[.B14]+[.B16]+[.B20]+[.B21]" office:value-type="float" office:value="400" calcext:value-type="float">
            <text:p>400</text:p>
          </table:table-cell>
          <table:table-cell table:formula="of:=QUOTIENT([.E12]*101;257)" office:value-type="float" office:value="157" calcext:value-type="float">
            <text:p>1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77" calcext:value-type="float">
            <text:p>77</text:p>
          </table:table-cell>
          <table:table-cell/>
          <table:table-cell office:value-type="string" calcext:value-type="string">
            <text:p>OUTPUT</text:p>
          </table:table-cell>
          <table:table-cell table:formula="of:=[.B15]+[.B21]+[.B20]+[.B16]+[.B21]+[.B20]" office:value-type="float" office:value="497" calcext:value-type="float">
            <text:p>497</text:p>
          </table:table-cell>
          <table:table-cell table:formula="of:=QUOTIENT([.E13]*101;257)" office:value-type="float" office:value="195" calcext:value-type="float">
            <text:p>1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STOP</text:p>
          </table:table-cell>
          <table:table-cell table:formula="of:=[.B19]+[.B20]+[.B15]+[.B16]" office:value-type="float" office:value="326" calcext:value-type="float">
            <text:p>326</text:p>
          </table:table-cell>
          <table:table-cell table:formula="of:=QUOTIENT([.E14]*101;257)"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79" calcext:value-type="float">
            <text:p>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80" calcext:value-type="float">
            <text:p>8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81" calcext:value-type="float">
            <text:p>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82" calcext:value-type="float">
            <text:p>8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83" calcext:value-type="float">
            <text:p>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84" calcext:value-type="float">
            <text:p>8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85" calcext:value-type="float">
            <text:p>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86" calcext:value-type="float">
            <text:p>8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87" calcext:value-type="float">
            <text:p>8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88" calcext:value-type="float">
            <text:p>8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89" calcext:value-type="float">
            <text:p>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90" calcext:value-type="float">
            <text:p>90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9">00/00/0000</text:date>, <text:time style:data-style-name="N2" text:time-value="18:41:55.5936472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7T22:40:50.996189099</meta:creation-date>
    <dc:date>2016-04-29T19:41:26.133865762</dc:date>
    <meta:editing-duration>PT1H22M</meta:editing-duration>
    <meta:editing-cycles>3</meta:editing-cycles>
    <meta:generator>LibreOffice/5.0.5.2$Linux_X86_64 LibreOffice_project/00m0$Build-2</meta:generator>
    <meta:document-statistic meta:table-count="1" meta:cell-count="121" meta:object-count="0"/>
  </office:meta>
</office:document-meta>
</file>